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59cm"/>
    </style:style>
    <style:style style:name="co3" style:family="table-column">
      <style:table-column-properties fo:break-before="auto" style:column-width="8.038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  <style:style style:name="ce2" style:family="table-cell" style:parent-style-name="Default">
      <style:text-properties style:font-name="Ari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Pointer format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Pointer bi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Indirect object pointer</text:p>
          </table:table-cell>
          <table:table-cell office:value-type="string">
            <text:p>PPPPPPPP PPPPPPPP PPPPPPPP PPPPPP00</text:p>
          </table:table-cell>
        </table:table-row>
        <table:table-row table:style-name="ro1">
          <table:table-cell/>
          <table:table-cell office:value-type="string">
            <text:p>Immediate integer</text:p>
          </table:table-cell>
          <table:table-cell office:value-type="string">
            <text:p>........ ........ ........ ......01</text:p>
          </table:table-cell>
        </table:table-row>
        <table:table-row table:style-name="ro2">
          <table:table-cell/>
          <table:table-cell office:value-type="string">
            <text:p>Immediate unicode codepoint</text:p>
          </table:table-cell>
          <table:table-cell office:value-type="string">
            <text:p>.....XXX XXXXXXXX XXXXXXXX XXXXX011</text:p>
          </table:table-cell>
        </table:table-row>
        <table:table-row table:style-name="ro1">
          <table:table-cell/>
          <table:table-cell office:value-type="string">
            <text:p>Immediate special</text:p>
          </table:table-cell>
          <table:table-cell office:value-type="string">
            <text:p>........ ........ .....XXX XXXXX111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Object header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ehaviour (code) pointer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losed-over variable 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losed-over variable 1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Behaviour header</text:p>
          </table:table-cell>
          <table:table-cell table:number-columns-repeated="2"/>
        </table:table-row>
        <table:table-row table:style-name="ro2">
          <table:table-cell office:value-type="float" office:value="-4">
            <text:p>-4</text:p>
          </table:table-cell>
          <table:table-cell office:value-type="string">
            <text:p>Pointer to metaobject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inary code</text:p>
          </table:table-cell>
          <table:table-cell/>
        </table:table-row>
        <table:table-row table:style-name="ro1" table:number-rows-repeated="6551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6">26/07/2009</text:date>, <text:time>16:2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ny Garnock-Jones</meta:initial-creator>
    <meta:creation-date>2009-07-26T16:11:39</meta:creation-date>
    <dc:date>2009-07-26T16:22:25</dc:date>
    <dc:creator>Tony Garnock-Jones</dc:creator>
    <meta:editing-duration>PT00H10M47S</meta:editing-duration>
    <meta:editing-cycles>4</meta:editing-cycles>
    <meta:generator>OpenOffice.org/3.1$Unix OpenOffice.org_project/310m11$Build-9399</meta:generator>
    <meta:document-statistic meta:table-count="3" meta:cell-count="23" meta:object-count="0"/>
  </office:meta>
</office:document-meta>
</file>